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22d7" officeooo:paragraph-rsid="000522d7"/>
    </style:style>
    <style:style style:name="P2" style:family="paragraph" style:parent-style-name="Standard" style:list-style-name="L1">
      <style:text-properties officeooo:rsid="000522d7" officeooo:paragraph-rsid="000522d7"/>
    </style:style>
    <style:style style:name="P3" style:family="paragraph" style:parent-style-name="Text_20_body" style:list-style-name="L1">
      <style:text-properties officeooo:rsid="000522d7" officeooo:paragraph-rsid="000522d7"/>
    </style:style>
    <style:style style:name="P4" style:family="paragraph" style:parent-style-name="Text_20_body" style:list-style-name="L1">
      <style:text-properties officeooo:rsid="00086309" officeooo:paragraph-rsid="00086309"/>
    </style:style>
    <style:style style:name="P5" style:family="paragraph" style:parent-style-name="Text_20_body" style:list-style-name="L1">
      <style:text-properties officeooo:rsid="000f9911" officeooo:paragraph-rsid="000f9911"/>
    </style:style>
    <style:style style:name="T1" style:family="text">
      <style:text-properties officeooo:rsid="0006e0db"/>
    </style:style>
    <style:style style:name="T2" style:family="text">
      <style:text-properties officeooo:rsid="00086309"/>
    </style:style>
    <style:style style:name="T3" style:family="text">
      <style:text-properties officeooo:rsid="000a7245"/>
    </style:style>
    <style:style style:name="T4" style:family="text">
      <style:text-properties officeooo:rsid="000f991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1 <text:span text:style-name="T1">Homework</text:span></text:p>
      <text:list xml:id="list3711240973525288462" text:style-name="L1">
        <text:list-item>
          <text:p text:style-name="P3">A Chord-like ring of processes with the following node ids is running the Ring Election protocol discussed in lecture: N4, N6, N20, N30, N40, N70, N90 (this list does not include the failed leader). The process with id N20 initiates a new leader election run, in order to elect the highest-id process as leader. Assuming no further failures, the total number of messages incurred until the protocol terminates is: (1 point) </text:p>
          <text:list>
            <text:list-item>
              <text:p text:style-name="P4">18 <text:span text:style-name="T3">x </text:span></text:p>
            </text:list-item>
            <text:list-item>
              <text:p text:style-name="P4">6</text:p>
            </text:list-item>
            <text:list-item>
              <text:p text:style-name="P4">7</text:p>
            </text:list-item>
            <text:list-item>
              <text:p text:style-name="P4">8</text:p>
            </text:list-item>
          </text:list>
        </text:list-item>
        <text:list-item>
          <text:p text:style-name="P3">The Safety condition discussed in the lecture for the Leader Election said that each process’ “elected” (current leader) variable either points to that unique non-faulty process with the highest attribute in the group, or it is null. Someone proposes a slightly different election problem statement, with a modified safety property. Which of the following new safety properties would <text:span text:style-name="Emphasis">also</text:span> be <text:span text:style-name="Emphasis">reasonable</text:span> to define the Leader election problem? (1 point)</text:p>
          <text:list>
            <text:list-item>
              <text:p text:style-name="P3">Each process eventually decides to set its “elected” variable. <text:span text:style-name="T3">x</text:span></text:p>
            </text:list-item>
            <text:list-item>
              <text:p text:style-name="P3">Each process’ “elected” variable points to itself.</text:p>
            </text:list-item>
            <text:list-item>
              <text:p text:style-name="P3">Each process’ “elected” variable points to some non-faulty process. </text:p>
            </text:list-item>
            <text:list-item>
              <text:p text:style-name="P3">All processes’ “elected” variables are eventually either null or all of them point to the same non-faulty process <text:span text:style-name="Emphasis">p</text:span>, irrespective of <text:span text:style-name="Emphasis">p</text:span>’s attribute.</text:p>
              <text:p text:style-name="P3"/>
            </text:list-item>
          </text:list>
        </text:list-item>
        <text:list-item>
          <text:p text:style-name="P3">In a Google Chubby system of 7 servers, two servers select a quorum each: call these quorum sets Q1 and Q2. In which of the following cases are Q1 and Q2 <text:span text:style-name="Emphasis">not correct</text:span> quorum sets? (1 point)</text:p>
          <text:list>
            <text:list-item>
              <text:p text:style-name="P3">Q1 and Q2 each consist of a random collection of 3 processes.</text:p>
            </text:list-item>
            <text:list-item>
              <text:p text:style-name="P3">Q1 and Q2 each consist of a random collection of <text:span text:style-name="T2">6</text:span> processes.</text:p>
            </text:list-item>
            <text:list-item>
              <text:p text:style-name="P3">Q1 and Q2 each consist of a random collection of <text:span text:style-name="T2">5</text:span> processes.</text:p>
            </text:list-item>
            <text:list-item>
              <text:p text:style-name="P3">It's impossible to tell since we don’t know the process id's. <text:span text:style-name="T3">X </text:span></text:p>
            </text:list-item>
          </text:list>
        </text:list-item>
        <text:list-item>
          <text:p text:style-name="P3">Someone designs a Maekawa-style mutual exclusion system for 6 processes with the following voting sets. P1: {P1,P2,P4,P6}; P2: {P1,P2,P3,P4}; P3: {P1,P2,P3,P5}; P4: {P1,P2,P4,P5}; P5:{P3,P4,P5,P6}; P6:{P1,P3,P5,P6}. The resulting algorithm: (1 point)</text:p>
          <text:list>
            <text:list-item>
              <text:p text:style-name="P3">Is neither Safe nor Live</text:p>
            </text:list-item>
            <text:list-item>
              <text:p text:style-name="P3">Is <text:span text:style-name="T2">both</text:span> Safe nor Live</text:p>
            </text:list-item>
            <text:list-item>
              <text:p text:style-name="P3"><text:soft-page-break/>Is Safe but not Live <text:span text:style-name="T3">x </text:span></text:p>
            </text:list-item>
            <text:list-item>
              <text:p text:style-name="P3">Is Live but not Safe</text:p>
            </text:list-item>
          </text:list>
        </text:list-item>
        <text:list-item>
          <text:p text:style-name="P3">In a synchronous system of N=12 processes running the Bully algorithm (with attribute = id) for leader election, the coordinator as well as the next (N/3-1), or 3, processes with the next highest ids after the coordinator fail simultaneously (at the same instant of time). Thereafter, no more processes fail. In this version of the Bully algorithm, the old (failed) coordinator is also sent Election messages. Then the exact <text:span text:style-name="Emphasis">worst-case (maximum)</text:span> number of messages that are sent by the Bully algorithm until the leader election algorithm has run completely is: (1 point) </text:p>
          <text:list>
            <text:list-item>
              <text:p text:style-name="P5">I would say 2 since the old failed coordinator has to send a message back and it is in theory the higher process id since it failed. </text:p>
            </text:list-item>
          </text:list>
        </text:list-item>
        <text:list-item>
          <text:p text:style-name="P3">A new open-source system (intended for asynchronous systems) uses a leader election protocol in a group of N processes that is akin to the following (you can assume that no additional processes join, fail from, or leave the group during the election). When a process discovers the leader has failed, it initiates an election. It sends out an “ElectMe!” message to all the other N-1 processes. Every process has a unique priority (e.g., its id), and the ElectMe! message contains this priority. When a process receives an ElectMe! Message (notice that a process has to receive its own ElectMe! too and vote on it), immediately it does the following: it compares its own priority with that in the message. If its own priority is higher, it multicasts out an ElectMe! message to everyone; otherwise it responds back with a unicast “Vote” message. However, once a process has sent out a Vote message, it cannot send out any more Vote or ElectMe! Messages (i.e., a process can vote at most once). A process also can send out at most one ElectMe! message. Finally, when a process receives at least 2N/3 (i.e., a super-majority of N) Vote messages, it declares itself as a leader.</text:p>
          <text:list>
            <text:list-item>
              <text:p text:style-name="P3">There may be multiple correct answers below. Given that safety requires only the highest-priority process to be elected and everyone to know about this new leader, this protocol is (MULTIPLE answers): (1 point)</text:p>
            </text:list-item>
            <text:list-item>
              <text:p text:style-name="P3">Not enough information to reason about liveness</text:p>
            </text:list-item>
            <text:list-item>
              <text:p text:style-name="P4">Safe</text:p>
            </text:list-item>
            <text:list-item>
              <text:p text:style-name="P4">Not Safe </text:p>
            </text:list-item>
            <text:list-item>
              <text:p text:style-name="P4">Not live </text:p>
            </text:list-item>
            <text:list-item>
              <text:p text:style-name="P4">Multiple answers - </text:p>
            </text:list-item>
          </text:list>
        </text:list-item>
        <text:list-item>
          <text:p text:style-name="P3">A group of 4 processes P1 through P4 are running the Ricart and Agrawala’s algorithm for mutual exclusion. Initially the critical section is empty. Then, simultaneously, two processes P1 and P3 initiate requests for the critical section.If the Lamport timestamps of the requests from P1 and P3 are respectively 110 and 108, then the process that gets access to the critical section <text:span text:style-name="Emphasis">first</text:span> is: (1 point)</text:p>
          <text:list>
            <text:list-item>
              <text:p text:style-name="P4"><text:soft-page-break/>P4</text:p>
            </text:list-item>
            <text:list-item>
              <text:p text:style-name="P4">P1</text:p>
            </text:list-item>
            <text:list-item>
              <text:p text:style-name="P4">P2</text:p>
            </text:list-item>
            <text:list-item>
              <text:p text:style-name="P4">None – deadlocked </text:p>
            </text:list-item>
            <text:list-item>
              <text:p text:style-name="P4">P3 <text:span text:style-name="T4">x</text:span></text:p>
            </text:list-item>
          </text:list>
        </text:list-item>
        <text:list-item>
          <text:p text:style-name="P3">A group of 4 processes P1 through P4 are running the Ricart and Agrawala’s algorithm for mutual exclusion. Initially the critical section is empty. Then, simultaneously, two processes P1 and P3 initiate requests for the critical section.If the Lamport timestamps of the requests from P1 and P3 are respectively 110 and 110, then the process that gets access to the critical section <text:span text:style-name="Emphasis">first</text:span> is: (1 point)</text:p>
          <text:list>
            <text:list-item>
              <text:p text:style-name="P4">P2 </text:p>
            </text:list-item>
            <text:list-item>
              <text:p text:style-name="P4">P4 </text:p>
            </text:list-item>
            <text:list-item>
              <text:p text:style-name="P4">P1 <text:s/><text:span text:style-name="T4">x</text:span></text:p>
            </text:list-item>
            <text:list-item>
              <text:p text:style-name="P4">None – the situation is deadlocked </text:p>
            </text:list-item>
            <text:list-item>
              <text:p text:style-name="P4">P3 </text:p>
            </text:list-item>
          </text:list>
        </text:list-item>
        <text:list-item>
          <text:p text:style-name="P3">A group of 4 processes P1 through P4 are running the Ricart and Agrawala’s algorithm for mutual exclusion. Initially the critical section is empty. Then, simultaneously, two processes P1 and P3 initiate requests for the critical section. Assuming all messages are unicast messages, and not counting messages sent by a process to itself, the total number of messages exchanged until both P1 and P3 release their critical section is: (1 point)</text:p>
          <text:list>
            <text:list-item>
              <text:p text:style-name="P4">6</text:p>
            </text:list-item>
            <text:list-item>
              <text:p text:style-name="P4">3</text:p>
            </text:list-item>
            <text:list-item>
              <text:p text:style-name="P4">12</text:p>
            </text:list-item>
            <text:list-item>
              <text:p text:style-name="P4">Dependent on the timestamps of the requests <text:span text:style-name="T4">x </text:span></text:p>
            </text:list-item>
          </text:list>
        </text:list-item>
        <text:list-item>
          <text:p text:style-name="P3">A group of 4 processes P1 through P4 are running the Ricart and Agrawala’s algorithm for mutual exclusion. Someone proposes that instead of using timestamps to compare requests to the critical section (CS), we use vector timestamps instead for requests (as discussed in the “Time and Ordering” lecture series). The rest of the Ricart-Agrawala algorithm remains unchanged. This new algorithm: (1 point)</text:p>
          <text:list>
            <text:list-item>
              <text:p text:style-name="P3">Is incomplete because it does not specify what actions to take when two request’s vector timestamps are incomparable, i.e., concurrent <text:span text:style-name="T4">x </text:span></text:p>
            </text:list-item>
            <text:list-item>
              <text:p text:style-name="P3">Is better than Ricart-Agrawala because each event has a unique vector timestamp and thus process id’s do not need to be compared to break ties across two different requests</text:p>
            </text:list-item>
            <text:list-item>
              <text:p text:style-name="P4"><text:soft-page-break/>Works correctly</text:p>
            </text:list-item>
          </text:list>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09T17:41:32.587169064</dc:date>
    <meta:editing-duration>PT38M32S</meta:editing-duration>
    <meta:editing-cycles>6</meta:editing-cycles>
    <meta:generator>LibreOffice/5.1.6.2$Linux_X86_64 LibreOffice_project/10m0$Build-2</meta:generator>
    <meta:document-statistic meta:table-count="0" meta:image-count="0" meta:object-count="0" meta:page-count="4" meta:paragraph-count="51" meta:word-count="1098" meta:character-count="6378" meta:non-whitespace-character-count="5360"/>
  </office:meta>
</office:document-meta>
</file>